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1cm" fo:min-width="0.442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9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2.6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2.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cm" fo:min-width="0.3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2.45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09cm" fo:min-width="2.67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2.672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64cm" fo:min-width="0.3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1.85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2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paragraph-properties style:writing-mode="lr-tb"/>
      <style:text-properties fo:font-size="2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883cm" svg:height="1.713cm" draw:transform="skewX (-0.00122173047639599) rotate (-1.03672557568463) translate (18.687cm 6.86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" draw:id="id1">
          <draw:line draw:style-name="gr2" draw:text-style-name="P2" draw:layer="layout" svg:x1="14.758cm" svg:y1="6.35cm" svg:x2="14.378cm" svg:y2="7.425cm">
            <text:p/>
          </draw:line>
          <draw:line draw:style-name="gr2" draw:text-style-name="P2" draw:layer="layout" svg:x1="13.253cm" svg:y1="5.362cm" svg:x2="14.384cm" svg:y2="7.421cm">
            <text:p/>
          </draw:line>
          <draw:line draw:style-name="gr2" draw:text-style-name="P2" draw:layer="layout" svg:x1="11.352cm" svg:y1="5.368cm" svg:x2="10.548cm" svg:y2="7.556cm">
            <text:p/>
          </draw:line>
          <draw:line draw:style-name="gr2" draw:text-style-name="P2" draw:layer="layout" svg:x1="13.297cm" svg:y1="5.309cm" svg:x2="12.493cm" svg:y2="7.497cm">
            <text:p/>
          </draw:line>
          <draw:line draw:style-name="gr2" draw:text-style-name="P2" draw:layer="layout" svg:x1="11.312cm" svg:y1="5.383cm" svg:x2="12.443cm" svg:y2="7.442cm">
            <text:p/>
          </draw:line>
          <draw:line draw:style-name="gr2" draw:text-style-name="P2" draw:layer="layout" svg:x1="9.394cm" svg:y1="5.511cm" svg:x2="10.525cm" svg:y2="7.57cm">
            <text:p/>
          </draw:line>
          <draw:line draw:style-name="gr2" draw:text-style-name="P2" draw:layer="layout" svg:x1="9.421cm" svg:y1="5.615cm" svg:x2="9.041cm" svg:y2="6.69cm">
            <text:p/>
          </draw:line>
        </draw:g>
        <draw:custom-shape draw:style-name="gr3" draw:text-style-name="P1" draw:layer="layout" svg:width="1.59cm" svg:height="0.096cm" draw:transform="skewX (0.010471975511966) rotate (-0.0099483767363673) translate (17.348cm 9.3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882cm" svg:height="1.713cm" draw:transform="skewX (-0.000523598775598315) rotate (-1.03672557568463) translate (18.645cm 11.8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591cm" svg:height="0.095cm" draw:transform="rotate (-0.0099483767363673) translate (17.305cm 14.2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xml:id="id4" draw:id="id4" draw:layer="layout" svg:x1="14.758cm" svg:y1="6.439cm" svg:x2="18.19cm" svg:y2="7.705cm" draw:start-shape="id1" draw:start-glue-point="1" draw:end-shape="id2" draw:end-glue-point="5" svg:d="M14758 6439h3432v1266" svg:viewBox="0 0 3433 1267">
          <text:p/>
        </draw:connector>
        <draw:frame draw:style-name="gr6" draw:text-style-name="P4" draw:layer="layout" svg:width="3.173cm" svg:height="2.86cm" draw:transform="rotate (1.56730566829091) translate (19.729cm 11.873cm)">
          <draw:text-box>
            <text:p text:style-name="P3"><text:span text:style-name="T1">...</text:span></text:p>
          </draw:text-box>
        </draw:frame>
        <draw:custom-shape draw:style-name="gr1" draw:text-style-name="P1" xml:id="id3" draw:id="id3" draw:layer="layout" svg:width="1.883cm" svg:height="1.713cm" draw:transform="skewX (-0.00122173047639599) rotate (-1.03672557568463) translate (23.46cm 6.9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591cm" svg:height="0.095cm" draw:transform="skewX (0.010471975511966) rotate (-0.0099483767363673) translate (22.12cm 9.4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883cm" svg:height="1.713cm" draw:transform="skewX (-0.00122173047639599) rotate (-1.03672557568463) translate (23.417cm 11.8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1.591cm" svg:height="0.096cm" draw:transform="rotate (-0.0099483767363673) translate (22.077cm 14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963cm" svg:y1="7.77cm" svg:x2="18.19cm" svg:y2="6.439cm" draw:start-shape="id3" draw:start-glue-point="5" draw:end-shape="id4" draw:end-glue-point="0" svg:d="M22963 7770v-1331h-4773" svg:viewBox="0 0 4774 1332">
          <text:p/>
        </draw:connector>
        <draw:connector draw:style-name="gr5" draw:text-style-name="P1" draw:layer="layout" svg:x1="22.871cm" svg:y1="14.455cm" svg:x2="20.615cm" svg:y2="15.7cm" draw:start-shape="id5" draw:start-glue-point="2" draw:end-shape="id6" draw:end-glue-point="0" svg:d="M22871 14455v1245h-2256" svg:viewBox="0 0 2257 1246">
          <text:p/>
        </draw:connector>
        <draw:frame draw:style-name="gr7" draw:text-style-name="P6" draw:layer="layout" svg:width="2.69cm" svg:height="1.971cm" draw:transform="rotate (1.5692255304681) translate (15.58cm 12.338cm)">
          <draw:text-box>
            <text:p text:style-name="P5"><text:span text:style-name="T2">x 19</text:span></text:p>
          </draw:text-box>
        </draw:frame>
        <draw:frame draw:style-name="gr8" draw:text-style-name="P7" draw:layer="layout" svg:width="1.341cm" svg:height="5.47cm" svg:x="24.418cm" svg:y="8.454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9" draw:text-style-name="P6" draw:layer="layout" svg:width="1.611cm" svg:height="1.399cm" svg:x="25.4cm" svg:y="10.301cm">
          <draw:text-box>
            <text:p text:style-name="P5"><text:span text:style-name="T2">v</text:span><text:span text:style-name="T3">out</text:span></text:p>
          </draw:text-box>
        </draw:frame>
        <draw:frame draw:style-name="gr10" draw:text-style-name="P6" draw:layer="layout" svg:width="2.959cm" svg:height="1.969cm" svg:x="11.441cm" svg:y="3.931cm">
          <draw:text-box>
            <text:p text:style-name="P5"><text:span text:style-name="T2">R</text:span><text:span text:style-name="T3">vreg</text:span></text:p>
          </draw:text-box>
        </draw:frame>
        <draw:custom-shape draw:style-name="gr1" draw:text-style-name="P1" draw:layer="layout" svg:width="1.882cm" svg:height="1.713cm" draw:transform="skewX (-0.000523598775598315) rotate (-1.03672557568463) translate (21.277cm 6.9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883cm" svg:height="1.713cm" draw:transform="skewX (-0.00122173047639599) rotate (-1.03672557568463) translate (21.192cm 11.79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3.172cm" svg:height="2.859cm" draw:transform="rotate (1.56765473414131) translate (17.2cm 11.791cm)">
          <draw:text-box>
            <text:p text:style-name="P3"><text:span text:style-name="T1">...</text:span></text:p>
          </draw:text-box>
        </draw:frame>
        <draw:custom-shape draw:style-name="gr4" draw:text-style-name="P1" xml:id="id7" draw:id="id7" draw:layer="layout" svg:width="1.591cm" svg:height="0.095cm" draw:transform="skewX (0.010471975511966) rotate (-0.0099483767363673) translate (19.822cm 14.2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xml:id="id6" draw:id="id6" draw:layer="layout" svg:x1="20.615cm" svg:y1="14.389cm" svg:x2="4.445cm" svg:y2="15.7cm" draw:start-shape="id7" draw:start-glue-point="2" draw:end-shape="id8" draw:end-glue-point="2" svg:d="M20615 14389v1311h-16170" svg:viewBox="0 0 16171 1312">
          <text:p/>
        </draw:connector>
        <draw:connector draw:style-name="gr5" draw:text-style-name="P1" draw:layer="layout" svg:x1="20.883cm" svg:y1="7.747cm" svg:x2="16.111cm" svg:y2="6.416cm" svg:d="M20883 7747v-1331h-4772" svg:viewBox="0 0 4773 1332">
          <text:p/>
        </draw:connector>
        <draw:frame draw:style-name="gr12" draw:text-style-name="P4" draw:layer="layout" svg:width="3.172cm" svg:height="2.86cm" draw:transform="rotate (1.56730566829091) translate (22cm 11.772cm)">
          <draw:text-box>
            <text:p text:style-name="P3"><text:span text:style-name="T1">...</text:span></text:p>
          </draw:text-box>
        </draw:frame>
        <draw:custom-shape draw:style-name="gr3" draw:text-style-name="P1" draw:layer="layout" svg:width="1.59cm" svg:height="0.095cm" draw:transform="skewX (0.010471975511966) rotate (-0.0099483767363673) translate (20.001cm 9.4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xml:id="id9" draw:id="id9" draw:layer="layout" svg:x1="9.217cm" svg:y1="6.686cm" svg:x2="4.445cm" svg:y2="6.686cm">
          <text:p/>
        </draw:line>
        <draw:frame draw:style-name="gr14" draw:text-style-name="P7" draw:layer="layout" svg:width="1.341cm" svg:height="5.228cm" svg:x="3.739cm" svg:y="8.286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15" draw:text-style-name="P7" draw:layer="layout" svg:width="2.352cm" svg:height="1.969cm" svg:x="2.748cm" svg:y="10.531cm">
          <draw:text-box>
            <text:p><text:span text:style-name="T4">v</text:span><text:span text:style-name="T5">o</text:span></text:p>
          </draw:text-box>
        </draw:frame>
        <draw:connector draw:style-name="gr5" draw:text-style-name="P1" draw:layer="layout" svg:x1="4.445cm" svg:y1="6.686cm" svg:x2="4.449cm" svg:y2="7.835cm" draw:start-shape="id9" draw:start-glue-point="3" svg:d="M4445 6686v825h4v324" svg:viewBox="0 0 5 1150">
          <text:p/>
        </draw:connector>
        <draw:line draw:style-name="gr13" draw:text-style-name="P8" xml:id="id8" draw:id="id8" draw:layer="layout" svg:x1="4.445cm" svg:y1="15.7cm" svg:x2="4.445cm" svg:y2="14.286cm">
          <text:p/>
        </draw:line>
        <draw:custom-shape draw:style-name="gr16" draw:text-style-name="P1" draw:layer="layout" svg:width="0.53cm" svg:height="0.53cm" svg:x="4.092cm" svg:y="13.9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0.53cm" svg:height="0.53cm" svg:x="4.269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8" draw:layer="layout" svg:x1="18.2cm" svg:y1="14.5cm" svg:x2="18.2cm" svg:y2="15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2T22:37:14.942358784</dc:date>
    <meta:editing-duration>PT15M49S</meta:editing-duration>
    <meta:editing-cycles>3</meta:editing-cycles>
    <meta:generator>LibreOffice/6.4.7.2$Linux_X86_64 LibreOffice_project/40$Build-2</meta:generator>
    <meta:document-statistic meta:object-count="40"/>
  </office:meta>
</office:document-meta>
</file>